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tun for a few turns + equilibrium decreas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targeted heal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veals distant zon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sets all gift talent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Silences all in a AOE, including you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Absorbs spells cast at the user; increasing equilibrium until failure. Cannot cast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Release poison at the target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0" office:value-type="string">
            <text:p>Acid sheath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8" office:value-type="string">
            <text:p>Burrows into a wall, digging it and moving throught it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ear cone</text:p>
          </table:table-cell>
          <table:table-cell table:style-name="ce14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/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tornado that follows a target, explodes on impact for stun &amp; knockba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lightning cone + random da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19" table:number-columns-repeated="3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mele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Fire Im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caster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tank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Benevolent Spir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heal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duces a rage in your summon, increasing its damage (only on melee)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1014"/>
        </table:table-row>
        <table:table-row table:style-name="ro2" table:number-rows-repeated="3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6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72])" office:value-type="float" office:value="220">
            <text:p>220</text:p>
          </table:table-cell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 table:number-rows-repeated="65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number-columns-repeated="2" table:default-cell-style-name="ce28"/>
        <table:table-column table:style-name="co12" table:default-cell-style-name="ce28"/>
        <table:table-column table:style-name="co15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table:number-columns-repeated="2"/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Benevolent Spirit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65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7/10/2010</text:date>, <text:time>05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17T05:20:53</dc:date>
    <dc:language>fr-FR</dc:language>
    <meta:editing-cycles>153</meta:editing-cycles>
    <meta:editing-duration>PT272H54M37S</meta:editing-duration>
    <dc:creator>Dark God</dc:creator>
    <meta:document-statistic meta:table-count="3" meta:cell-count="297" meta:object-count="0"/>
    <meta:user-defined meta:name="Info 1"/>
    <meta:user-defined meta:name="Info 2"/>
    <meta:user-defined meta:name="Info 3"/>
    <meta:user-defined meta:name="Info 4"/>
  </office:meta>
</office:document-meta>
</file>